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4.438cm" svg:height="3.63cm" svg:x="3.548cm" svg:y="8.62cm">
          <text:p text:style-name="P1">Speech To Text</text:p>
          <text:p text:style-name="P1">3.4.5.2.2.2 </text:p>
        </draw:ellipse>
        <draw:ellipse draw:style-name="gr1" draw:text-style-name="P1" draw:layer="layout" svg:width="4.438cm" svg:height="3.63cm" svg:x="11.799cm" svg:y="8.62cm">
          <text:p text:style-name="P1">Sending</text:p>
          <text:p text:style-name="P1">3.4.5.2.2.3</text:p>
        </draw:ellipse>
        <draw:line draw:style-name="gr2" draw:text-style-name="P1" draw:layer="layout" svg:x1="7.986cm" svg:y1="10.525cm" svg:x2="11.796cm" svg:y2="10.525cm">
          <text:p text:style-name="P1">STT2S</text:p>
          <text:p text:style-name="P1">S2STT</text:p>
        </draw:line>
        <draw:ellipse draw:style-name="gr3" draw:text-style-name="P1" draw:layer="layout" svg:width="4.438cm" svg:height="3.63cm" svg:x="7.658cm" svg:y="4.175cm">
          <text:p text:style-name="P1">Processing</text:p>
          <text:p text:style-name="P1">3.4.5.2.2.1 </text:p>
        </draw:ellipse>
        <draw:line draw:style-name="gr2" draw:text-style-name="P1" draw:layer="layout" svg:x1="8.621cm" svg:y1="7.35cm" svg:x2="6.081cm" svg:y2="8.62cm">
          <text:p text:style-name="P1">P2STT</text:p>
          <text:p text:style-name="P1">STT2P</text:p>
        </draw:line>
        <draw:line draw:style-name="gr2" draw:text-style-name="P1" draw:layer="layout" svg:x1="11.796cm" svg:y1="7.35cm" svg:x2="13.701cm" svg:y2="8.62cm">
          <text:p text:style-name="P1">P2S</text:p>
          <text:p text:style-name="P1">S2P</text:p>
        </draw:line>
        <draw:rect draw:style-name="gr1" draw:text-style-name="P1" draw:layer="layout" svg:width="1.905cm" svg:height="1.27cm" svg:x="2.27cm" svg:y="5.545cm">
          <text:p text:style-name="P1">Voice</text:p>
        </draw:rect>
        <draw:rect draw:style-name="gr1" draw:text-style-name="P1" draw:layer="layout" svg:width="1.905cm" svg:height="1.27cm" svg:x="9.255cm" svg:y="14.335cm">
          <text:p text:style-name="P1">Brain</text:p>
        </draw:rect>
        <draw:rect draw:style-name="gr1" draw:text-style-name="P1" draw:layer="layout" svg:width="1.905cm" svg:height="1.27cm" svg:x="15.605cm" svg:y="14.335cm">
          <text:p text:style-name="P1">Interpretation</text:p>
        </draw:rect>
        <draw:line draw:style-name="gr2" draw:text-style-name="P1" draw:layer="layout" svg:x1="3.54cm" svg:y1="6.815cm" svg:x2="4.81cm" svg:y2="8.72cm">
          <text:p text:style-name="P1">V2STT</text:p>
          <text:p text:style-name="P1">STT2V</text:p>
        </draw:line>
        <draw:line draw:style-name="gr2" draw:text-style-name="P1" draw:layer="layout" svg:x1="12.43cm" svg:y1="11.795cm" svg:x2="9.89cm" svg:y2="14.335cm">
          <text:p text:style-name="P1">S2B</text:p>
          <text:p text:style-name="P1">B2S</text:p>
        </draw:line>
        <draw:line draw:style-name="gr2" draw:text-style-name="P1" draw:layer="layout" svg:x1="15.605cm" svg:y1="11.795cm" svg:x2="16.24cm" svg:y2="14.335cm">
          <text:p text:style-name="P1">S2I</text:p>
          <text:p text:style-name="P1">I2S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 </meta:initial-creator>
    <meta:creation-date>2011-11-29T17:58:33.50</meta:creation-date>
    <dc:date>2011-11-30T18:21:45.92</dc:date>
    <dc:creator>Andre </dc:creator>
    <meta:editing-duration>PT1H44M25S</meta:editing-duration>
    <meta:editing-cycles>3</meta:editing-cycles>
    <meta:generator>OpenOffice.org/3.3$Win32 OpenOffice.org_project/330m20$Build-9567</meta:generator>
    <meta:document-statistic meta:object-count="12"/>
  </office:meta>
</office:document-meta>
</file>